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paragraph-rsid="0017ea00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91e72" officeooo:paragraph-rsid="00191e72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a9ed2" officeooo:paragraph-rsid="001a9ed2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c2b8e" officeooo:paragraph-rsid="001c2b8e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ca811" officeooo:paragraph-rsid="001ca811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d8d3a" officeooo:paragraph-rsid="001d8d3a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f55bb" officeooo:paragraph-rsid="001f55bb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00d85" officeooo:paragraph-rsid="00200d85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0f2e8" officeooo:paragraph-rsid="0020f2e8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2c302" officeooo:paragraph-rsid="0022c302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3eb3f" officeooo:paragraph-rsid="0023eb3f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4ff7f" officeooo:paragraph-rsid="0024ff7f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6c515" officeooo:paragraph-rsid="0026c515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77df6" officeooo:paragraph-rsid="00277df6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7aefd" officeooo:paragraph-rsid="0027aef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85e2a" officeooo:paragraph-rsid="00285e2a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a5c5b" officeooo:paragraph-rsid="002a5c5b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b51cb" officeooo:paragraph-rsid="002b51cb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ce66f" officeooo:paragraph-rsid="002ce66f"/>
    </style:style>
    <style:style style:name="T1" style:family="text">
      <style:text-properties officeooo:rsid="001a9ed2"/>
    </style:style>
    <style:style style:name="T2" style:family="text">
      <style:text-properties officeooo:rsid="001d8d3a"/>
    </style:style>
    <style:style style:name="T3" style:family="text">
      <style:text-properties officeooo:rsid="001f55bb"/>
    </style:style>
    <style:style style:name="T4" style:family="text">
      <style:text-properties officeooo:rsid="00200d85"/>
    </style:style>
    <style:style style:name="T5" style:family="text">
      <style:text-properties officeooo:rsid="0024ff7f"/>
    </style:style>
    <style:style style:name="T6" style:family="text">
      <style:text-properties officeooo:rsid="0026c515"/>
    </style:style>
    <style:style style:name="T7" style:family="text">
      <style:text-properties officeooo:rsid="00277df6"/>
    </style:style>
    <style:style style:name="T8" style:family="text">
      <style:text-properties officeooo:rsid="0027aefd"/>
    </style:style>
    <style:style style:name="T9" style:family="text">
      <style:text-properties officeooo:rsid="002a5c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8-100-02-2052-04-01</text:p>
      <text:p text:style-name="P3">all of sanne:</text:p>
      <text:p text:style-name="P3"/>
      <text:p text:style-name="P3">2052</text:p>
      <text:p text:style-name="P3"/>
      <text:p text:style-name="P3">7-9–742</text:p>
      <text:p text:style-name="P3">11-14–5634</text:p>
      <text:p text:style-name="P3"/>
      <text:p text:style-name="P3"/>
      <text:p text:style-name="P3">2053</text:p>
      <text:p text:style-name="P3"/>
      <text:p text:style-name="P3">1-3–144</text:p>
      <text:p text:style-name="P3">4-8–1186</text:p>
      <text:p text:style-name="P3">9-13–44289</text:p>
      <text:p text:style-name="P3">14-17–1279</text:p>
      <text:p text:style-name="P3">18-21–8518</text:p>
      <text:p text:style-name="P3">22-26–11237</text:p>
      <text:p text:style-name="P3">27-31–96311</text:p>
      <text:p text:style-name="P3">32-35–2636</text:p>
      <text:p text:style-name="P3">36-38–616</text:p>
      <text:p text:style-name="P3"/>
      <text:p text:style-name="P3">2054</text:p>
      <text:p text:style-name="P3"/>
      <text:p text:style-name="P3">1-3–591</text:p>
      <text:p text:style-name="P3">14-18–9123</text:p>
      <text:p text:style-name="P3">19-26–36228688</text:p>
      <text:p text:style-name="P3">27-34–91616742</text:p>
      <text:p text:style-name="P3"/>
      <text:p text:style-name="P3">2055</text:p>
      <text:p text:style-name="P3"/>
      <text:p text:style-name="P3">1-4–2711</text:p>
      <text:p text:style-name="P3">5-9–68941</text:p>
      <text:p text:style-name="P3">10-14–19372</text:p>
      <text:p text:style-name="P3">15-20–569881</text:p>
      <text:p text:style-name="P3">21-24–51711</text:p>
      <text:p text:style-name="P3">25-31–667669</text:p>
      <text:p text:style-name="P3">32-36–14777</text:p>
      <text:p text:style-name="P3">37-42–167631</text:p>
      <text:p text:style-name="P3">43-46–6254</text:p>
      <text:p text:style-name="P3"/>
      <text:p text:style-name="P3">2056</text:p>
      <text:p text:style-name="P3"/>
      <text:p text:style-name="P3">1-7–<text:span text:style-name="T1">6577626</text:span></text:p>
      <text:p text:style-name="P4">8-14–926626</text:p>
      <text:p text:style-name="P4">15-21–2121373</text:p>
      <text:p text:style-name="P4">22-28–6515646</text:p>
      <text:p text:style-name="P4">29-32–6891</text:p>
      <text:p text:style-name="P4"/>
      <text:p text:style-name="P4"/>
      <text:p text:style-name="P4">2057</text:p>
      <text:p text:style-name="P4"/>
      <text:p text:style-name="P4">1-4–1299</text:p>
      <text:p text:style-name="P4">5-9–93581</text:p>
      <text:p text:style-name="P4">10-14–81176</text:p>
      <text:p text:style-name="P4">15-19–66566</text:p>
      <text:p text:style-name="P4">20-23–6541</text:p>
      <text:p text:style-name="P4">24-27–2262</text:p>
      <text:p text:style-name="P4">28-31–8267</text:p>
      <text:p text:style-name="P4">32-36–16664</text:p>
      <text:p text:style-name="P4"><text:soft-page-break/>37-41–2257</text:p>
      <text:p text:style-name="P4">42-47–52988</text:p>
      <text:p text:style-name="P4">48-52–82911</text:p>
      <text:p text:style-name="P4">53-58–761686</text:p>
      <text:p text:style-name="P4">59-63–85675</text:p>
      <text:p text:style-name="P4"/>
      <text:p text:style-name="P4">2058</text:p>
      <text:p text:style-name="P4"/>
      <text:p text:style-name="P4">1-6–697178</text:p>
      <text:p text:style-name="P4">7-12–862277</text:p>
      <text:p text:style-name="P4">13-19–5211547</text:p>
      <text:p text:style-name="P4">20-26–2381435</text:p>
      <text:p text:style-name="P4">27-32–671366</text:p>
      <text:p text:style-name="P4">33-37–36842</text:p>
      <text:p text:style-name="P4">38-43–661616</text:p>
      <text:p text:style-name="P4">44-47–6247</text:p>
      <text:p text:style-name="P4"/>
      <text:p text:style-name="P4">2059</text:p>
      <text:p text:style-name="P4"/>
      <text:p text:style-name="P4">1-5–46159</text:p>
      <text:p text:style-name="P4">6-10–66662</text:p>
      <text:p text:style-name="P4">11-15–33633</text:p>
      <text:p text:style-name="P4">16-20–75773</text:p>
      <text:p text:style-name="P4">21-26–11332</text:p>
      <text:p text:style-name="P4">27-31–51363</text:p>
      <text:p text:style-name="P4">32-36–66567</text:p>
      <text:p text:style-name="P4">37-42–814139</text:p>
      <text:p text:style-name="P4">43-47–94489</text:p>
      <text:p text:style-name="P4">48-52–94664</text:p>
      <text:p text:style-name="P4">53-58–565171</text:p>
      <text:p text:style-name="P4"/>
      <text:p text:style-name="P4">2060</text:p>
      <text:p text:style-name="P4"/>
      <text:p text:style-name="P4">1-3–113</text:p>
      <text:p text:style-name="P4">4-7–9444</text:p>
      <text:p text:style-name="P4">8-12–26331</text:p>
      <text:p text:style-name="P4">13-17–49918</text:p>
      <text:p text:style-name="P4">18-22–91911</text:p>
      <text:p text:style-name="P4">23-27–14649</text:p>
      <text:p text:style-name="P4">28-32–52142</text:p>
      <text:p text:style-name="P4">33-37–21462</text:p>
      <text:p text:style-name="P4">38-39–42</text:p>
      <text:p text:style-name="P4"/>
      <text:p text:style-name="P4">2061</text:p>
      <text:p text:style-name="P5">1-3–969</text:p>
      <text:p text:style-name="P5">4-7–4426</text:p>
      <text:p text:style-name="P5">8-12–92222</text:p>
      <text:p text:style-name="P5">13-17–64262</text:p>
      <text:p text:style-name="P5">18-22–64176</text:p>
      <text:p text:style-name="P5">23-27–41657</text:p>
      <text:p text:style-name="P5">28-32–44766</text:p>
      <text:p text:style-name="P5">33-37–62816</text:p>
      <text:p text:style-name="P5">38-40–639</text:p>
      <text:p text:style-name="P5"/>
      <text:p text:style-name="P5">2062</text:p>
      <text:p text:style-name="P5"/>
      <text:p text:style-name="P5">1-6–642611</text:p>
      <text:p text:style-name="P5">7-13–6123322</text:p>
      <text:p text:style-name="P5">14-19–66989</text:p>
      <text:p text:style-name="P5"><text:soft-page-break/>20-26–6666799</text:p>
      <text:p text:style-name="P5">27-32–689113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>08-100-04-2071-04-01</text:p>
      <text:p text:style-name="P6"><text:line-break/>all pakhribash</text:p>
      <text:p text:style-name="P6"/>
      <text:p text:style-name="P8">2071</text:p>
      <text:p text:style-name="P8"/>
      <text:p text:style-name="P6">1-3–49a</text:p>
      <text:p text:style-name="P6">4-6–214</text:p>
      <text:p text:style-name="P6">7-9–455</text:p>
      <text:p text:style-name="P6">10-12—a45</text:p>
      <text:p text:style-name="P6">13-15–<text:span text:style-name="T2">1b5</text:span></text:p>
      <text:p text:style-name="P7">16-18–<text:span text:style-name="T3">125</text:span></text:p>
      <text:p text:style-name="P8">19-21–564</text:p>
      <text:p text:style-name="P8">22-24–684</text:p>
      <text:p text:style-name="P8">25-27–522</text:p>
      <text:p text:style-name="P8">28-30–664</text:p>
      <text:p text:style-name="P8">31-33–597</text:p>
      <text:p text:style-name="P8">34-36—c86</text:p>
      <text:p text:style-name="P8">37-39–7da</text:p>
      <text:p text:style-name="P8">40-42–461</text:p>
      <text:p text:style-name="P8">43-45–92a</text:p>
      <text:p text:style-name="P8">46-48–5bc</text:p>
      <text:p text:style-name="P8">54-57–7c35</text:p>
      <text:p text:style-name="P8">58-60–414</text:p>
      <text:p text:style-name="P8">63-63–4</text:p>
      <text:p text:style-name="P8">64-66–22d</text:p>
      <text:p text:style-name="P8">67-69–514</text:p>
      <text:p text:style-name="P8">70-72—ddd</text:p>
      <text:p text:style-name="P8">73-75—e3e</text:p>
      <text:p text:style-name="P8">76-78–77c</text:p>
      <text:p text:style-name="P8">79-81—ed8</text:p>
      <text:p text:style-name="P8">82-84–6fa</text:p>
      <text:p text:style-name="P8">85-87–94e</text:p>
      <text:p text:style-name="P8">88-90–85a</text:p>
      <text:p text:style-name="P8">91-93—a99</text:p>
      <text:p text:style-name="P8">94-96—bbb</text:p>
      <text:p text:style-name="P8">97-99–97e</text:p>
      <text:p text:style-name="P8">100-102–45b</text:p>
      <text:p text:style-name="P8">103-105–38f</text:p>
      <text:p text:style-name="P8">10<text:span text:style-name="T4">6</text:span>-108—<text:span text:style-name="T4">c41</text:span></text:p>
      <text:p text:style-name="P9">109-111–73e</text:p>
      <text:p text:style-name="P9">112-112–9</text:p>
      <text:p text:style-name="P9"/>
      <text:p text:style-name="P8"/>
      <text:p text:style-name="P8"/>
      <text:p text:style-name="P8"/>
      <text:p text:style-name="P8"/>
      <text:p text:style-name="P8"><text:soft-page-break/></text:p>
      <text:p text:style-name="P6"/>
      <text:p text:style-name="P6"/>
      <text:p text:style-name="P1"/>
      <text:p text:style-name="P1"/>
      <text:p text:style-name="P1">08-100-04-2070-04-01</text:p>
      <text:p text:style-name="P1"/>
      <text:p text:style-name="P10">2070</text:p>
      <text:p text:style-name="P10">16-18–667</text:p>
      <text:p text:style-name="P10">19-21–462</text:p>
      <text:p text:style-name="P10">22-24–264</text:p>
      <text:p text:style-name="P10">25-27–373</text:p>
      <text:p text:style-name="P10">28-30–874</text:p>
      <text:p text:style-name="P10">31-33–338</text:p>
      <text:p text:style-name="P10">34-36–339</text:p>
      <text:p text:style-name="P10">37-39–937</text:p>
      <text:p text:style-name="P10">40-42–397</text:p>
      <text:p text:style-name="P10">43-45–377</text:p>
      <text:p text:style-name="P10">46-48–993</text:p>
      <text:p text:style-name="P10">49-51–941</text:p>
      <text:p text:style-name="P10">52-54–352</text:p>
      <text:p text:style-name="P10">55-55–3</text:p>
      <text:p text:style-name="P10"/>
      <text:p text:style-name="P10">2071</text:p>
      <text:p text:style-name="P10"/>
      <text:p text:style-name="P10">1-3–998</text:p>
      <text:p text:style-name="P10">4-6–497</text:p>
      <text:p text:style-name="P10">7-9–582</text:p>
      <text:p text:style-name="P10">10-12–189</text:p>
      <text:p text:style-name="P10">13-15–839</text:p>
      <text:p text:style-name="P10">16-18–953</text:p>
      <text:p text:style-name="P10">19-21–438</text:p>
      <text:p text:style-name="P10">22-24–963</text:p>
      <text:p text:style-name="P10">25-27–833</text:p>
      <text:p text:style-name="P10">28-30–437</text:p>
      <text:p text:style-name="P10">31-33–593</text:p>
      <text:p text:style-name="P10">37-39–893</text:p>
      <text:p text:style-name="P11">40-41–76</text:p>
      <text:p text:style-name="P11"/>
      <text:p text:style-name="P11"/>
      <text:p text:style-name="P10"/>
      <text:p text:style-name="P1"/>
      <text:p text:style-name="P1"/>
      <text:p text:style-name="P1"/>
      <text:p text:style-name="P1">08-100-04-2071-04-01</text:p>
      <text:p text:style-name="P11">1-3–49a</text:p>
      <text:p text:style-name="P11">4-6–211</text:p>
      <text:p text:style-name="P11">7-9—a55</text:p>
      <text:p text:style-name="P11">10-12—a45</text:p>
      <text:p text:style-name="P11">13-15–2b5</text:p>
      <text:p text:style-name="P11">16-18–425</text:p>
      <text:p text:style-name="P11">19-21–565</text:p>
      <text:p text:style-name="P11">22-24–674</text:p>
      <text:p text:style-name="P11">25-27–922</text:p>
      <text:p text:style-name="P11">28-30–664</text:p>
      <text:p text:style-name="P11">31-33-597</text:p>
      <text:p text:style-name="P11">34-36—c86</text:p>
      <text:p text:style-name="P11">37-39–7ea</text:p>
      <text:p text:style-name="P11">40-42–461</text:p>
      <text:p text:style-name="P11"><text:soft-page-break/>43-45–92a</text:p>
      <text:p text:style-name="P11">46-48–4bc</text:p>
      <text:p text:style-name="P11">49-49–13</text:p>
      <text:p text:style-name="P11">55-57—d35</text:p>
      <text:p text:style-name="P11">58-60–414</text:p>
      <text:p text:style-name="P11">61-63–444</text:p>
      <text:p text:style-name="P11">64-66–32e</text:p>
      <text:p text:style-name="P11">67-69–514</text:p>
      <text:p text:style-name="P11">70-72—ddf</text:p>
      <text:p text:style-name="P11">73-75—e3e</text:p>
      <text:p text:style-name="P11">76-78–77c</text:p>
      <text:p text:style-name="P11">79-81—ed8</text:p>
      <text:p text:style-name="P11">82-84–6da</text:p>
      <text:p text:style-name="P11">85-87–34e</text:p>
      <text:p text:style-name="P11">88-90–8fa</text:p>
      <text:p text:style-name="P11">91-93—a93</text:p>
      <text:p text:style-name="P11">94-96-bbb</text:p>
      <text:p text:style-name="P11">97-99–97e</text:p>
      <text:p text:style-name="P11">100-102–45b</text:p>
      <text:p text:style-name="P11">103-105–38f</text:p>
      <text:p text:style-name="P11">106-108—d61</text:p>
      <text:p text:style-name="P11">109-111–73e</text:p>
      <text:p text:style-name="P11">112-112–9</text:p>
      <text:p text:style-name="P11"/>
      <text:p text:style-name="P11"/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>08-100-04-2072-04-01</text:p>
      <text:p text:style-name="P1"/>
      <text:p text:style-name="P12">2072</text:p>
      <text:p text:style-name="P12"/>
      <text:p text:style-name="P12">1-3–19c</text:p>
      <text:p text:style-name="P12">4-6–618</text:p>
      <text:p text:style-name="P12">7-9—e4d</text:p>
      <text:p text:style-name="P12">10-12—a7a</text:p>
      <text:p text:style-name="P12">13-15–277</text:p>
      <text:p text:style-name="P12">16-18—d6c</text:p>
      <text:p text:style-name="P12">19-21–96b</text:p>
      <text:p text:style-name="P12">22-24–4be</text:p>
      <text:p text:style-name="P12">25-27–214</text:p>
      <text:p text:style-name="P12">28-30—cc4</text:p>
      <text:p text:style-name="P12">31-33—ddf</text:p>
      <text:p text:style-name="P12">34-36–7be</text:p>
      <text:p text:style-name="P12">37-39—e4b</text:p>
      <text:p text:style-name="P12">40-42—ece</text:p>
      <text:p text:style-name="P12">42-45–548</text:p>
      <text:p text:style-name="P12">46-48—a4f</text:p>
      <text:p text:style-name="P12">49-51—bcc</text:p>
      <text:p text:style-name="P12">52-54–4c1</text:p>
      <text:p text:style-name="P12">55-57—bfd</text:p>
      <text:p text:style-name="P12">58-60–585</text:p>
      <text:p text:style-name="P12">61-63—cf2</text:p>
      <text:p text:style-name="P12"><text:soft-page-break/>64-66–8ef</text:p>
      <text:p text:style-name="P12">67-69–39c</text:p>
      <text:p text:style-name="P12">70-72–5a7</text:p>
      <text:p text:style-name="P12">73-74–31</text:p>
      <text:p text:style-name="P12">75-77–69b</text:p>
      <text:p text:style-name="P12">78-80—ff4</text:p>
      <text:p text:style-name="P12">81-82—e7</text:p>
      <text:p text:style-name="P12">83-85—eeb</text:p>
      <text:p text:style-name="P12">86-89–7aa</text:p>
      <text:p text:style-name="P12">90-92—aa4</text:p>
      <text:p text:style-name="P12">93-95–889</text:p>
      <text:p text:style-name="P12">96-98—c5b</text:p>
      <text:p text:style-name="P12">99-101—d95</text:p>
      <text:p text:style-name="P12">102-104–656</text:p>
      <text:p text:style-name="P12">105-107–7ad</text:p>
      <text:p text:style-name="P12">108-110—<text:span text:style-name="T5">db9</text:span></text:p>
      <text:p text:style-name="P13">111-114—f25</text:p>
      <text:p text:style-name="P13">115-<text:span text:style-name="T6">117—ba1</text:span></text:p>
      <text:p text:style-name="P14">118-120—a82</text:p>
      <text:p text:style-name="P14">121-123–851</text:p>
      <text:p text:style-name="P14">124-126–2ff</text:p>
      <text:p text:style-name="P14">127-1<text:span text:style-name="T7">29—b71</text:span></text:p>
      <text:p text:style-name="P15">130-131–299</text:p>
      <text:p text:style-name="P15">132-134—a97</text:p>
      <text:p text:style-name="P15">135-137—f44</text:p>
      <text:p text:style-name="P15">138-139—a5</text:p>
      <text:p text:style-name="P15">142-144—ba2</text:p>
      <text:p text:style-name="P15">145-147–612</text:p>
      <text:p text:style-name="P15">148-150—fab</text:p>
      <text:p text:style-name="P15">152-154–813</text:p>
      <text:p text:style-name="P15">155-157–5f4</text:p>
      <text:p text:style-name="P15">158-160—f28</text:p>
      <text:p text:style-name="P15">161-163–797</text:p>
      <text:p text:style-name="P15">164-166–452</text:p>
      <text:p text:style-name="P15">167-169—a69</text:p>
      <text:p text:style-name="P15">170-172—adf</text:p>
      <text:p text:style-name="P15">173-175—cad</text:p>
      <text:p text:style-name="P15">176-178–728</text:p>
      <text:p text:style-name="P15">179-179—a</text:p>
      <text:p text:style-name="P15">180-181–4a</text:p>
      <text:p text:style-name="P15">182-0184–339</text:p>
      <text:p text:style-name="P15">185-187–364</text:p>
      <text:p text:style-name="P15">188-190—ddd</text:p>
      <text:p text:style-name="P15">191-193—a21</text:p>
      <text:p text:style-name="P15">194-196—aa3</text:p>
      <text:p text:style-name="P15">197-199-29d</text:p>
      <text:p text:style-name="P15">200-202–143</text:p>
      <text:p text:style-name="P15">203-205–8a2</text:p>
      <text:p text:style-name="P15">206-208—a55</text:p>
      <text:p text:style-name="P15">209-211–48e</text:p>
      <text:p text:style-name="P15">212-214—a2d</text:p>
      <text:p text:style-name="P15">215-207—f9d</text:p>
      <text:p text:style-name="P15">218-220–6ef</text:p>
      <text:p text:style-name="P15">221-223—c25</text:p>
      <text:p text:style-name="P15">224-226—b3e</text:p>
      <text:p text:style-name="P15">227-22<text:span text:style-name="T8">9—ef4</text:span></text:p>
      <text:p text:style-name="P16">230-231–2d</text:p>
      <text:p text:style-name="P16">233-233—e</text:p>
      <text:p text:style-name="P16">234-236–233</text:p>
      <text:p text:style-name="P16"><text:soft-page-break/>237-239–375</text:p>
      <text:p text:style-name="P16">240-242—e54</text:p>
      <text:p text:style-name="P16">243-245–4fe</text:p>
      <text:p text:style-name="P16">146-148—edf</text:p>
      <text:p text:style-name="P16">149-151–745</text:p>
      <text:p text:style-name="P16"/>
      <text:p text:style-name="P16"/>
      <text:p text:style-name="P2"/>
      <text:p text:style-name="P2"/>
      <text:p text:style-name="P2">08-100-04-2073-04-01</text:p>
      <text:p text:style-name="P2"/>
      <text:p text:style-name="P17">2073</text:p>
      <text:p text:style-name="P17"/>
      <text:p text:style-name="P17">140-141–<text:span text:style-name="T9">4cd</text:span></text:p>
      <text:p text:style-name="P18">143-145–9b1</text:p>
      <text:p text:style-name="P18">146-148—d5f</text:p>
      <text:p text:style-name="P18">149-151—e44</text:p>
      <text:p text:style-name="P18">152-154—cae</text:p>
      <text:p text:style-name="P18">155-157–5b9</text:p>
      <text:p text:style-name="P18">158-160—aaa</text:p>
      <text:p text:style-name="P18">161-163—aae</text:p>
      <text:p text:style-name="P18">164-166—f52</text:p>
      <text:p text:style-name="P18">167-169–2ec</text:p>
      <text:p text:style-name="P18">170-172–5ee</text:p>
      <text:p text:style-name="P18">173-175–24a</text:p>
      <text:p text:style-name="P18">176-178—f4e</text:p>
      <text:p text:style-name="P18">179-181–231</text:p>
      <text:p text:style-name="P18">182-184–492</text:p>
      <text:p text:style-name="P18">185-187—a27</text:p>
      <text:p text:style-name="P18">188-190–554</text:p>
      <text:p text:style-name="P18">191-193—edd</text:p>
      <text:p text:style-name="P18">194-196—c2c</text:p>
      <text:p text:style-name="P18">197-199—f48</text:p>
      <text:p text:style-name="P18">200-202–141</text:p>
      <text:p text:style-name="P18">203-205—b96</text:p>
      <text:p text:style-name="P18">206-208–4c9</text:p>
      <text:p text:style-name="P18">209-210–863</text:p>
      <text:p text:style-name="P18">211-213–465</text:p>
      <text:p text:style-name="P18">214-216–553</text:p>
      <text:p text:style-name="P18">217-219–368</text:p>
      <text:p text:style-name="P18">220-222–8f9</text:p>
      <text:p text:style-name="P18">223-225–844</text:p>
      <text:p text:style-name="P18">226-228–266</text:p>
      <text:p text:style-name="P18">229-231—da5</text:p>
      <text:p text:style-name="P18">232-232–2</text:p>
      <text:p text:style-name="P18"/>
      <text:p text:style-name="P18"/>
      <text:p text:style-name="P18"/>
      <text:p text:style-name="P2"/>
      <text:p text:style-name="P2"/>
      <text:p text:style-name="P2"/>
      <text:p text:style-name="P2"/>
      <text:p text:style-name="P2"/>
      <text:p text:style-name="P2">08-100-04-2073-04-02</text:p>
      <text:p text:style-name="P2"/>
      <text:p text:style-name="P19">2073</text:p>
      <text:p text:style-name="P19">1-3—e72</text:p>
      <text:p text:style-name="P19">4-6–447</text:p>
      <text:p text:style-name="P19">7-9–349</text:p>
      <text:p text:style-name="P19"><text:soft-page-break/>10-12–532</text:p>
      <text:p text:style-name="P19">13-14—ef</text:p>
      <text:p text:style-name="P19">15-17–123</text:p>
      <text:p text:style-name="P19">18-20–5fa</text:p>
      <text:p text:style-name="P19">21-22–52f</text:p>
      <text:p text:style-name="P19">24-26–57b</text:p>
      <text:p text:style-name="P19">28-30–7d3</text:p>
      <text:p text:style-name="P19">31-33–28c</text:p>
      <text:p text:style-name="P19">34-36—ee2</text:p>
      <text:p text:style-name="P19">39-41-3ad</text:p>
      <text:p text:style-name="P19">42-44–164</text:p>
      <text:p text:style-name="P19">45-47–4e2</text:p>
      <text:p text:style-name="P19">48-50—cd8</text:p>
      <text:p text:style-name="P19">54-56–448</text:p>
      <text:p text:style-name="P19">57-59–82a</text:p>
      <text:p text:style-name="P19">60-62—b11</text:p>
      <text:p text:style-name="P19">63-65–346</text:p>
      <text:p text:style-name="P19">66-68–337</text:p>
      <text:p text:style-name="P19">69-71—e22</text:p>
      <text:p text:style-name="P19">72-73—a7</text:p>
      <text:p text:style-name="P19">74-76–24a</text:p>
      <text:p text:style-name="P19">77-79–53b</text:p>
      <text:p text:style-name="P19">80-82–4e9</text:p>
      <text:p text:style-name="P19">83-86–458</text:p>
      <text:p text:style-name="P19">87-88—a44</text:p>
      <text:p text:style-name="P19">92-94–125</text:p>
      <text:p text:style-name="P19">95-97–45e</text:p>
      <text:p text:style-name="P19">98-100–233</text:p>
      <text:p text:style-name="P19">101-103–351</text:p>
      <text:p text:style-name="P19">104-106—cd5</text:p>
      <text:p text:style-name="P19">107-109–652</text:p>
      <text:p text:style-name="P19">110-112--dd4</text:p>
      <text:p text:style-name="P19">113-115—f2c</text:p>
      <text:p text:style-name="P19">116-118—c29</text:p>
      <text:p text:style-name="P19">119-121–3b3</text:p>
      <text:p text:style-name="P19">122-124–6fe</text:p>
      <text:p text:style-name="P19">125-127–766</text:p>
      <text:p text:style-name="P19">128-130–5ff</text:p>
      <text:p text:style-name="P19">131-133—e67</text:p>
      <text:p text:style-name="P19">134-136–2e3</text:p>
      <text:p text:style-name="P19">137-139–1e3</text:p>
      <text:p text:style-name="P20">89-91–2a4</text:p>
      <text:p text:style-name="P20">51-53–749</text:p>
      <text:p text:style-name="P20"/>
      <text:p text:style-name="P20"/>
      <text:p text:style-name="P2"/>
      <text:p text:style-name="P2">08-100-04-2075-04-01</text:p>
      <text:p text:style-name="P2"/>
      <text:p text:style-name="P19">2075</text:p>
      <text:p text:style-name="P19">1-31–44444444444444444444444444444444</text:p>
      <text:p text:style-name="P19"/>
      <text:p text:style-name="P19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21:31:22.548571547</meta:creation-date>
    <meta:generator>LibreOffice/6.4.7.2$Linux_X86_64 LibreOffice_project/40$Build-2</meta:generator>
    <dc:date>2021-06-28T01:52:12.250356320</dc:date>
    <meta:editing-duration>PT1H44M52S</meta:editing-duration>
    <meta:editing-cycles>9</meta:editing-cycles>
    <meta:document-statistic meta:table-count="0" meta:image-count="0" meta:object-count="0" meta:page-count="8" meta:paragraph-count="376" meta:word-count="723" meta:character-count="3712" meta:non-whitespace-character-count="3708"/>
  </office:meta>
</office:document-meta>
</file>